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4pt" fo:font-weight="bold" style:font-size-asian="24pt" style:font-weight-asian="bold" style:font-size-complex="24pt" style:font-weight-complex="bold"/>
    </style:style>
    <style:style style:name="P3" style:family="paragraph" style:parent-style-name="Standard">
      <style:text-properties fo:font-size="24pt" fo:language="pl" fo:country="PL" fo:font-weight="bold" style:font-size-asian="24pt" style:font-weight-asian="bold" style:font-size-complex="24pt" style:font-weight-complex="bold"/>
    </style:style>
    <style:style style:name="P4" style:family="paragraph" style:parent-style-name="Standard">
      <style:text-properties fo:language="pl" fo:country="PL"/>
    </style:style>
    <style:style style:name="P5" style:family="paragraph" style:parent-style-name="Text_20_body">
      <style:text-properties fo:language="pl" fo:country="PL"/>
    </style:style>
    <style:style style:name="P6" style:family="paragraph" style:parent-style-name="Text_20_body">
      <style:paragraph-properties fo:margin-top="0in" fo:margin-bottom="0in" style:contextual-spacing="false" fo:line-height="135%"/>
      <style:text-properties fo:color="#000000" loext:opacity="100%" fo:font-size="15pt" fo:language="pl" fo:country="PL" fo:font-weight="bold" style:font-size-asian="15pt" style:font-weight-asian="bold" style:font-size-complex="15pt" style:font-weight-complex="bold"/>
    </style:style>
    <style:style style:name="P7" style:family="paragraph" style:parent-style-name="Standard">
      <style:paragraph-properties fo:line-height="135%"/>
      <style:text-properties fo:color="#000000" loext:opacity="100%" fo:font-size="15pt" fo:language="pl" fo:country="PL" fo:font-weight="bold" style:font-size-asian="15pt" style:font-weight-asian="bold" style:font-size-complex="15pt" style:font-weight-complex="bold"/>
    </style:style>
    <style:style style:name="P8" style:family="paragraph" style:parent-style-name="Text_20_body">
      <style:paragraph-properties fo:margin-top="0in" fo:margin-bottom="0in" style:contextual-spacing="false" fo:line-height="135%"/>
      <style:text-properties fo:color="#000000" loext:opacity="100%" fo:font-size="11pt" fo:language="pl" fo:country="PL" style:font-size-asian="11pt"/>
    </style:style>
    <style:style style:name="P9"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Domyślna_20_czcionka_20_akapitu"><text:span text:style-name="T1">SMART</text:span></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Domyślna_20_czcionka_20_akapitu"><text:span text:style-name="T1">TODO</text:span></text:span> </text:p>
      <text:p text:style-name="Standard">-Create new event triggering system.</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EGMscript.</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Domyślna_20_czcionka_20_akapitu"><text:span text:style-name="T1">MILESTONE</text:span></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Domyślna_20_czcionka_20_akapitu"><text:span text:style-name="T1">MILESTONE</text:span></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text:soft-page-break/>-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1"/>
      <text:p text:style-name="P1"/>
      <text:p text:style-name="P1"/>
      <text:p text:style-name="P1">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
      <text:p text:style-name="P2"><text:soft-page-break/>ANCESTOR OBJECT</text:p>
      <text:p text:style-name="Standard">Father Object class - an omni potential object which is inherited by every other object class. By changing its parameters you can make it into any object you desire by adding to it modules. Inspired by Ltspice.</text:p>
      <text:p text:style-name="Standard"/>
      <text:p text:style-name="Standard">Original (not removable) parameters:</text:p>
      <text:p text:style-name="Standard">- ip address (private, static, not changeable)</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2">Engine</text:p>
      <text:p text:style-name="Standard">Engine can run the game in the same window.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object with game data is cloned to a vector and the program is operating on the clone.</text:p>
      <text:p text:style-name="Standard"/>
      <text:p text:style-name="Standard"/>
      <text:p text:style-name="P3">Concept</text:p>
      <text:p text:style-name="P4">-zbuduj super prosty silnik/edytor do gier i programów (może z bloczkami?), który pozwala robić proste gry i programy bardzo bardzo szybko</text:p>
      <text:p text:style-name="P4">-dodaj możliwość pisania skryptów w c++ (kompilator tutaj potrzebny) lub w uproszczonej lub zjebanej wersji c++</text:p>
      <text:p text:style-name="P4">-dodaj generowanie proceduralne</text:p>
      <text:p text:style-name="P4">-dodaj suwaczki</text:p>
      <text:p text:style-name="P4">-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4">-jest jeden edytor i może być kilka otwartych gier, gra nie może być zamknięta, gdy okno edytora jest aktywne</text:p>
      <text:p text:style-name="P4"/>
      <text:p text:style-name="P4"/>
      <text:p text:style-name="P4"/>
      <text:p text:style-name="P4"/>
      <text:p text:style-name="P4"/>
      <text:p text:style-name="P4"><text:soft-page-break/></text:p>
      <text:p text:style-name="P4"/>
      <text:p text:style-name="P3">PLAN</text:p>
      <text:p text:style-name="P4">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4">2) Dodaj: proste obiekty z różnymi parametrami, tekst, przyciski.</text:p>
      <text:p text:style-name="P4">3) Dodaj wzorce projektowe (każdy ma ograniczony interfejs i strukturę tak, aby można było robić wybraną grę</text:p>
      <text:p text:style-name="P4">szybko i efektywnie, bez udziwnień):</text:p>
      <text:p text:style-name="P4">-platformówka (poruszanine się w czterech kierunkach z grawitacją);</text:p>
      <text:p text:style-name="P4">-tekstówka rpg (edytor tekstowy lub przyciski dialogowo-akcyjne)</text:p>
      <text:p text:style-name="P4">-space shooter (ciągłe poruszanie się w górę lub w prawo, manewrowanie i strzelanie, zero fizyki);</text:p>
      <text:p text:style-name="P4">-rpg (poruszanie się w czterech kierunkach bez grawitacji lub przy pomocy myszki, statyczne walki kilka postaci</text:p>
      <text:p text:style-name="P4">na kilka postaci);</text:p>
      <text:p text:style-name="P4">-strategia turowa (heros 3 albo king's bounty na antydepresantach) (poruszanie się myszką, walki turowe na szachownicy kwadratowej lub hexagonalnej);</text:p>
      <text:p text:style-name="P4"/>
      <text:p text:style-name="Standard">6) kilka warstw (menu, settings, game loop)</text:p>
      <text:p text:style-name="Standard"/>
      <text:p text:style-name="P4">x) zrób program A, który: umożliwia stworzenie aplikacji okienkowej B i wyeksportowanie jej do osobnego</text:p>
      <text:p text:style-name="P4">pliku exe (Na początku program A ma przetwarzać input użytkownika na plik z kodem c++, który można</text:p>
      <text:p text:style-name="P4">otworzyć w code blocks i przemienić w plik exe. Potem trzeba zautomatyzować ten proces.)</text:p>
      <text:p text:style-name="P4"/>
      <text:p text:style-name="P4"/>
      <text:p text:style-name="P4"/>
      <text:p text:style-name="P4"/>
      <text:p text:style-name="P4"/>
      <text:p text:style-name="P6"><text:bookmark text:name="docs-internal-guid-855d5b62-7fff-d206-a5"/>Platformer:</text:p>
      <text:p text:style-name="P8">Edytor:</text:p>
      <text:p text:style-name="P8">-dodaj nową mapę</text:p>
      <text:p text:style-name="P8">-dodaj/usuń teksturę/animację do edytora</text:p>
      <text:p text:style-name="P8">-dodaj/usuń nowy obiekt (nazwa, obiekt stały/wizualny/przeciwnik, warstwa (0 to gracza, ujemne to za graczem, dodatnie to przed graczem), tekstura/animacja, skala, rotacja, typ poruszania się (współrzędne), interakcja (modyfikacja zmiennej, dymek z informacją))</text:p>
      <text:p text:style-name="P8">-edytuj obiekt</text:p>
      <text:p text:style-name="P8">-edytuj gracza/graczy</text:p>
      <text:p text:style-name="P8">-dodaj/usuń zmienną odpowiedzialną za statystyki (życie) i zbieranie przedmiotów</text:p>
      <text:p text:style-name="P8">-wybierz warunek zakończenia mapy (brak, dojście do punktu, osiągnięcie wartości zmiennej)</text:p>
      <text:p text:style-name="P5"/>
      <text:p text:style-name="P8">Gra:</text:p>
      <text:p text:style-name="P8">-wybór mapy</text:p>
      <text:p text:style-name="P8"><text:soft-page-break/>-odblokowywanie map</text:p>
      <text:p text:style-name="P8"/>
      <text:p text:style-name="P7">Space shooter</text:p>
      <text:p text:style-name="P8">Edytor:</text:p>
      <text:p text:style-name="P8">-dodaj/edytuj mapę, które będą się kopiować</text:p>
      <text:p text:style-name="P8">-dodaj/edytuj statek (pojedyncze części, tekstury, typ ruchu)</text:p>
      <text:p text:style-name="P8">-edytuj scenariusz (lista spawnowanych/usuwanych statków/meteorów/obiektów)</text:p>
      <text:p text:style-name="P8">-dodaj/edytuj typ pocisku / ulepszenie</text:p>
      <text:p text:style-name="P8">-wybierz warunek zakończenia mapy (brak, dojście do współrzędnej na jednej osi, pokonanie bossa, osiągnięcie wartości zmiennej)</text:p>
      <text:p text:style-name="P5"/>
      <text:p text:style-name="P6">Tekstówka:</text:p>
      <text:p text:style-name="P8">Edytor:</text:p>
      <text:p text:style-name="P8">-jedna mapa abstrakcyjna</text:p>
      <text:p text:style-name="P8">-dodawanie lokacji jako bloczków</text:p>
      <text:p text:style-name="P8">-dodawanie npc do lokacji</text:p>
      <text:p text:style-name="P8">-edytowanie gracza i npc (dialogi, statystyki, lista z wyposażeniem, relacje)</text:p>
      <text:p text:style-name="P8">-dodawanie interakcji z otoczeniem (podnoszenie przedmiotów, aktywacja zdarzenia)<text:line-break/></text:p>
      <text:p text:style-name="Text_20_body"><text:span text:style-name="Domyślna_20_czcionka_20_akapitu"><text:span text:style-name="T2"><text:line-break/></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tru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Domyślna_20_czcionka_20_akapitu" style:display-name="Domyślna czcionka akapitu"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teusz Matkowski</meta:initial-creator>
    <meta:creation-date>2021-06-14T23:12:00Z</meta:creation-date>
    <dc:date>2023-03-24T06:49:31.977876185</dc:date>
    <meta:editing-cycles>384</meta:editing-cycles>
    <meta:editing-duration>PT11H56M39S</meta:editing-duration>
    <meta:document-statistic meta:table-count="0" meta:image-count="0" meta:object-count="0" meta:page-count="5" meta:paragraph-count="126" meta:word-count="1500" meta:character-count="9954" meta:non-whitespace-character-count="8575"/>
    <meta:template xlink:type="simple" xlink:actuate="onRequest" xlink:title="" xlink:href="Normal.dotm"/>
  </office:meta>
</office:document-meta>
</file>